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2" style:family="paragraph"/>
  </office:automatic-styles>
  <office:body>
    <office:text text:use-soft-page-breaks="true">
      <text:p text:style-name="P1">Test plan #7</text:p>
      <text:list text:style-name="LFO1" text:continue-numbering="true">
        <text:list-item>
          <text:p text:style-name="P2">There is no delete button on User setup View Mode.</text:p>
        </text:list-item>
      </text:list>
      <text:p text:style-name="Normal">Test plan #8</text:p>
      <text:list text:style-name="LFO2" text:continue-numbering="true">
        <text:list-item>
          <text:p text:style-name="P3">Configurator cannot access to workflow, workflow doesn’t show on menu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MY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g Yih</meta:initial-creator>
    <dc:creator>Ang Yih</dc:creator>
    <meta:creation-date>2018-06-19T02:10:00Z</meta:creation-date>
    <dc:date>2018-06-19T06:52:00Z</dc:date>
    <meta:template xlink:href="Normal" xlink:type="simple"/>
    <meta:editing-cycles>1</meta:editing-cycles>
    <meta:editing-duration>PT180S</meta:editing-duration>
    <meta:document-statistic meta:page-count="1" meta:paragraph-count="1" meta:word-count="22" meta:character-count="147" meta:row-count="1" meta:non-whitespace-character-count="126"/>
  </office:meta>
</office:document-meta>
</file>